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3" style:family="paragraph" style:parent-style-name="Standard">
      <style:text-properties officeooo:rsid="001444ea" officeooo:paragraph-rsid="001444ea"/>
    </style:style>
    <style:style style:name="P4" style:family="paragraph" style:parent-style-name="Title">
      <style:text-properties style:font-name="Linux Libertine1"/>
    </style:style>
    <style:style style:name="P5" style:family="paragraph" style:parent-style-name="Heading_20_2">
      <style:paragraph-properties fo:text-align="center" style:justify-single-word="false"/>
      <style:text-properties style:font-name="Inconsolata"/>
    </style:style>
    <style:style style:name="P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d01a15"/>
    </style:style>
    <style:style style:name="P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d01a15"/>
    </style:style>
    <style:style style:name="P8"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10" style:family="paragraph" style:parent-style-name="Standard">
      <loext:graphic-properties draw:fill-gradient-name="gradient" draw:fill-hatch-name="hatch"/>
      <style:paragraph-properties fo:margin-left="0in" fo:margin-right="0in" fo:line-height="150%" fo:text-indent="0.5in" style:auto-text-indent="false" fo:break-before="page">
        <style:drop-cap/>
      </style:paragraph-properties>
      <style:text-properties officeooo:rsid="00221561" officeooo:paragraph-rsid="00d01a15"/>
    </style:style>
    <style:style style:name="P1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d13ef1"/>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d13ef1"/>
    </style:style>
    <style:style style:name="P1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d13ef1"/>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18" style:family="paragraph" style:parent-style-name="Standard">
      <loext:graphic-properties draw:fill-gradient-name="gradient" draw:fill-hatch-name="hatch"/>
      <style:paragraph-properties fo:margin-left="0in" fo:margin-right="0in" fo:line-height="150%" fo:text-indent="0.5in" style:auto-text-indent="false" fo:break-before="page">
        <style:drop-cap/>
      </style:paragraph-properties>
      <style:text-properties officeooo:rsid="0051112c" officeooo:paragraph-rsid="0051a811"/>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26"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27" style:family="paragraph" style:parent-style-name="Standard">
      <loext:graphic-properties draw:fill-gradient-name="gradient" draw:fill-hatch-name="hatch"/>
      <style:paragraph-properties fo:margin-left="0in" fo:margin-right="0in" fo:line-height="150%" fo:text-indent="0.5in" style:auto-text-indent="false" fo:break-before="page">
        <style:drop-cap/>
      </style:paragraph-properties>
      <style:text-properties officeooo:rsid="001444ea" officeooo:paragraph-rsid="0027f487"/>
    </style:style>
    <style:style style:name="P2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3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3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3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3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T1" style:family="text">
      <style:text-properties officeooo:rsid="001c8dbf"/>
    </style:style>
    <style:style style:name="T2" style:family="text">
      <style:text-properties style:font-name="Inconsolata" officeooo:rsid="0064111d"/>
    </style:style>
    <style:style style:name="T3" style:family="text">
      <style:text-properties officeooo:rsid="00c90782"/>
    </style:style>
    <style:style style:name="T4" style:family="text">
      <style:text-properties fo:font-style="italic" style:font-style-asian="italic" style:font-style-complex="italic"/>
    </style:style>
    <style:style style:name="T5" style:family="text">
      <style:text-properties fo:font-style="italic" officeooo:rsid="001c8dbf" style:font-style-asian="italic" style:font-style-complex="italic"/>
    </style:style>
    <style:style style:name="T6" style:family="text">
      <style:text-properties fo:font-style="italic" officeooo:rsid="009b3c22" style:font-style-asian="italic" style:font-style-complex="italic"/>
    </style:style>
    <style:style style:name="T7" style:family="text">
      <style:text-properties fo:font-style="italic" officeooo:rsid="001a7948" style:font-style-asian="italic" style:font-style-complex="italic"/>
    </style:style>
    <style:style style:name="T8" style:family="text">
      <style:text-properties fo:font-style="italic" officeooo:rsid="001cd934" style:font-style-asian="italic" style:font-style-complex="italic"/>
    </style:style>
    <style:style style:name="T9" style:family="text">
      <style:text-properties fo:font-style="italic" officeooo:rsid="0029ad54" style:font-style-asian="italic" style:font-style-complex="italic"/>
    </style:style>
    <style:style style:name="T10" style:family="text">
      <style:text-properties fo:font-style="italic" officeooo:rsid="00353282" style:font-style-asian="italic" style:font-style-complex="italic"/>
    </style:style>
    <style:style style:name="T11" style:family="text">
      <style:text-properties fo:font-style="italic" officeooo:rsid="00409b80" style:font-style-asian="italic" style:font-style-complex="italic"/>
    </style:style>
    <style:style style:name="T12" style:family="text">
      <style:text-properties fo:font-style="italic" officeooo:rsid="00221561" style:font-style-asian="italic" style:font-style-complex="italic"/>
    </style:style>
    <style:style style:name="T13" style:family="text">
      <style:text-properties fo:font-style="italic" officeooo:rsid="004a2b98" style:font-style-asian="italic" style:font-style-complex="italic"/>
    </style:style>
    <style:style style:name="T14" style:family="text">
      <style:text-properties fo:font-style="italic" officeooo:rsid="0073864c" style:font-style-asian="italic" style:font-style-complex="italic"/>
    </style:style>
    <style:style style:name="T15" style:family="text">
      <style:text-properties fo:font-style="italic" officeooo:rsid="008b72bd" style:font-style-asian="italic" style:font-style-complex="italic"/>
    </style:style>
    <style:style style:name="T16" style:family="text">
      <style:text-properties fo:font-style="italic" officeooo:rsid="005aaf1a" style:font-style-asian="italic" style:font-style-complex="italic"/>
    </style:style>
    <style:style style:name="T17" style:family="text">
      <style:text-properties fo:font-style="italic" officeooo:rsid="001e9d71" style:font-style-asian="italic" style:font-style-complex="italic"/>
    </style:style>
    <style:style style:name="T18" style:family="text">
      <style:text-properties fo:font-style="italic" officeooo:rsid="0027f487" style:font-style-asian="italic" style:font-style-complex="italic"/>
    </style:style>
    <style:style style:name="T19" style:family="text">
      <style:text-properties fo:font-style="italic" officeooo:rsid="00d13ef1" style:font-style-asian="italic" style:font-style-complex="italic"/>
    </style:style>
    <style:style style:name="T20" style:family="text">
      <style:text-properties fo:font-style="italic" style:text-underline-style="none" officeooo:rsid="00353282" style:font-style-asian="italic" style:font-style-complex="italic"/>
    </style:style>
    <style:style style:name="T21" style:family="text">
      <style:text-properties fo:font-style="italic" style:text-underline-style="none" officeooo:rsid="0040478c" style:font-style-asian="italic" style:font-style-complex="italic"/>
    </style:style>
    <style:style style:name="T22" style:family="text">
      <style:text-properties fo:font-style="italic" style:text-underline-style="none" officeooo:rsid="00484635"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c8dbf" style:font-style-asian="normal" style:font-style-complex="normal"/>
    </style:style>
    <style:style style:name="T25" style:family="text">
      <style:text-properties fo:font-style="normal" officeooo:rsid="00a6ed3d" style:font-style-asian="normal" style:font-style-complex="normal"/>
    </style:style>
    <style:style style:name="T26" style:family="text">
      <style:text-properties fo:font-style="normal" officeooo:rsid="00a8e749" style:font-style-asian="normal" style:font-style-complex="normal"/>
    </style:style>
    <style:style style:name="T27" style:family="text">
      <style:text-properties fo:font-style="normal" officeooo:rsid="00cb6cdd" style:font-style-asian="normal" style:font-style-complex="normal"/>
    </style:style>
    <style:style style:name="T28" style:family="text">
      <style:text-properties fo:font-style="normal" officeooo:rsid="0029ad54" style:font-style-asian="normal" style:font-style-complex="normal"/>
    </style:style>
    <style:style style:name="T29" style:family="text">
      <style:text-properties fo:font-style="normal" officeooo:rsid="001a7948" style:font-style-asian="normal" style:font-style-complex="normal"/>
    </style:style>
    <style:style style:name="T30" style:family="text">
      <style:text-properties fo:font-style="normal" officeooo:rsid="001cd934" style:font-style-asian="normal" style:font-style-complex="normal"/>
    </style:style>
    <style:style style:name="T31" style:family="text">
      <style:text-properties fo:font-style="normal" officeooo:rsid="0027f487" style:font-style-asian="normal" style:font-style-complex="normal"/>
    </style:style>
    <style:style style:name="T32" style:family="text">
      <style:text-properties fo:font-style="normal" officeooo:rsid="002b993e" style:font-style-asian="normal" style:font-style-complex="normal"/>
    </style:style>
    <style:style style:name="T33" style:family="text">
      <style:text-properties fo:font-style="normal" officeooo:rsid="00353282" style:font-style-asian="normal" style:font-style-complex="normal"/>
    </style:style>
    <style:style style:name="T34" style:family="text">
      <style:text-properties fo:font-style="normal" officeooo:rsid="0040478c" style:font-style-asian="normal" style:font-style-complex="normal"/>
    </style:style>
    <style:style style:name="T35" style:family="text">
      <style:text-properties fo:font-style="normal" officeooo:rsid="0073864c" style:font-style-asian="normal" style:font-style-complex="normal"/>
    </style:style>
    <style:style style:name="T36" style:family="text">
      <style:text-properties fo:font-style="normal" officeooo:rsid="008b72bd" style:font-style-asian="normal" style:font-style-complex="normal"/>
    </style:style>
    <style:style style:name="T37" style:family="text">
      <style:text-properties fo:font-style="normal" officeooo:rsid="00be3e19" style:font-style-asian="normal" style:font-style-complex="normal"/>
    </style:style>
    <style:style style:name="T38" style:family="text">
      <style:text-properties fo:font-style="normal" officeooo:rsid="00d13ef1" style:font-style-asian="normal" style:font-style-complex="normal"/>
    </style:style>
    <style:style style:name="T39" style:family="text">
      <style:text-properties officeooo:rsid="001444ea"/>
    </style:style>
    <style:style style:name="T40" style:family="text">
      <style:text-properties fo:font-variant="small-caps"/>
    </style:style>
    <style:style style:name="T41" style:family="text">
      <style:text-properties officeooo:rsid="0015915e"/>
    </style:style>
    <style:style style:name="T42" style:family="text">
      <style:text-properties officeooo:rsid="00172479"/>
    </style:style>
    <style:style style:name="T43" style:family="text">
      <style:text-properties officeooo:rsid="0018aa07"/>
    </style:style>
    <style:style style:name="T44" style:family="text">
      <style:text-properties officeooo:rsid="001a7948"/>
    </style:style>
    <style:style style:name="T45" style:family="text">
      <style:text-properties officeooo:rsid="001cd934"/>
    </style:style>
    <style:style style:name="T46" style:family="text">
      <style:text-properties officeooo:rsid="001e65d1"/>
    </style:style>
    <style:style style:name="T47" style:family="text">
      <style:text-properties officeooo:rsid="001e9d71"/>
    </style:style>
    <style:style style:name="T48" style:family="text">
      <style:text-properties officeooo:rsid="00206313"/>
    </style:style>
    <style:style style:name="T49" style:family="text">
      <style:text-properties officeooo:rsid="00209454"/>
    </style:style>
    <style:style style:name="T50" style:family="text">
      <style:text-properties officeooo:rsid="00221561"/>
    </style:style>
    <style:style style:name="T51" style:family="text">
      <style:text-properties officeooo:rsid="0023adce"/>
    </style:style>
    <style:style style:name="T52" style:family="text">
      <style:text-properties officeooo:rsid="00242114"/>
    </style:style>
    <style:style style:name="T53" style:family="text">
      <style:text-properties officeooo:rsid="00260e3b"/>
    </style:style>
    <style:style style:name="T54" style:family="text">
      <style:text-properties officeooo:rsid="0027dd61"/>
    </style:style>
    <style:style style:name="T55" style:family="text">
      <style:text-properties officeooo:rsid="0027f487"/>
    </style:style>
    <style:style style:name="T56" style:family="text">
      <style:text-properties officeooo:rsid="002b993e"/>
    </style:style>
    <style:style style:name="T57" style:family="text">
      <style:text-properties officeooo:rsid="002d3af2"/>
    </style:style>
    <style:style style:name="T58" style:family="text">
      <style:text-properties officeooo:rsid="002f6b42"/>
    </style:style>
    <style:style style:name="T59" style:family="text">
      <style:text-properties officeooo:rsid="00306525"/>
    </style:style>
    <style:style style:name="T60" style:family="text">
      <style:text-properties officeooo:rsid="0032309a"/>
    </style:style>
    <style:style style:name="T61" style:family="text">
      <style:text-properties officeooo:rsid="0033bda4"/>
    </style:style>
    <style:style style:name="T62" style:family="text">
      <style:text-properties officeooo:rsid="00353282"/>
    </style:style>
    <style:style style:name="T63" style:family="text">
      <style:text-properties officeooo:rsid="00353701"/>
    </style:style>
    <style:style style:name="T64" style:family="text">
      <style:text-properties officeooo:rsid="0035ec8a"/>
    </style:style>
    <style:style style:name="T65" style:family="text">
      <style:text-properties officeooo:rsid="0036ff70"/>
    </style:style>
    <style:style style:name="T66" style:family="text">
      <style:text-properties officeooo:rsid="0039cdfb"/>
    </style:style>
    <style:style style:name="T67" style:family="text">
      <style:text-properties officeooo:rsid="003b00cf"/>
    </style:style>
    <style:style style:name="T68" style:family="text">
      <style:text-properties officeooo:rsid="003c1107"/>
    </style:style>
    <style:style style:name="T69" style:family="text">
      <style:text-properties officeooo:rsid="003de525"/>
    </style:style>
    <style:style style:name="T70" style:family="text">
      <style:text-properties officeooo:rsid="003e862f"/>
    </style:style>
    <style:style style:name="T71" style:family="text">
      <style:text-properties officeooo:rsid="003ed528"/>
    </style:style>
    <style:style style:name="T72" style:family="text">
      <style:text-properties officeooo:rsid="0040478c"/>
    </style:style>
    <style:style style:name="T73" style:family="text">
      <style:text-properties officeooo:rsid="00409b80"/>
    </style:style>
    <style:style style:name="T74" style:family="text">
      <style:text-properties officeooo:rsid="00415684"/>
    </style:style>
    <style:style style:name="T75" style:family="text">
      <style:text-properties officeooo:rsid="00433667"/>
    </style:style>
    <style:style style:name="T76" style:family="text">
      <style:text-properties officeooo:rsid="00487608"/>
    </style:style>
    <style:style style:name="T77" style:family="text">
      <style:text-properties officeooo:rsid="004ef74a"/>
    </style:style>
    <style:style style:name="T78" style:family="text">
      <style:text-properties officeooo:rsid="0051a811"/>
    </style:style>
    <style:style style:name="T79" style:family="text">
      <style:text-properties style:text-position="super 58%" officeooo:rsid="0051a811"/>
    </style:style>
    <style:style style:name="T80" style:family="text">
      <style:text-properties officeooo:rsid="0052df52"/>
    </style:style>
    <style:style style:name="T81" style:family="text">
      <style:text-properties officeooo:rsid="00545832"/>
    </style:style>
    <style:style style:name="T82" style:family="text">
      <style:text-properties officeooo:rsid="0057394f"/>
    </style:style>
    <style:style style:name="T83" style:family="text">
      <style:text-properties officeooo:rsid="00598b4f"/>
    </style:style>
    <style:style style:name="T84" style:family="text">
      <style:text-properties officeooo:rsid="0059dff5"/>
    </style:style>
    <style:style style:name="T85" style:family="text">
      <style:text-properties officeooo:rsid="005aaf1a"/>
    </style:style>
    <style:style style:name="T86" style:family="text">
      <style:text-properties officeooo:rsid="005e1d2c"/>
    </style:style>
    <style:style style:name="T87" style:family="text">
      <style:text-properties officeooo:rsid="005f14a2"/>
    </style:style>
    <style:style style:name="T88" style:family="text">
      <style:text-properties officeooo:rsid="00607d59"/>
    </style:style>
    <style:style style:name="T89" style:family="text">
      <style:text-properties officeooo:rsid="0060ccc2"/>
    </style:style>
    <style:style style:name="T90" style:family="text">
      <style:text-properties officeooo:rsid="00712a01"/>
    </style:style>
    <style:style style:name="T91" style:family="text">
      <style:text-properties officeooo:rsid="00716797"/>
    </style:style>
    <style:style style:name="T92" style:family="text">
      <style:text-properties officeooo:rsid="00726deb"/>
    </style:style>
    <style:style style:name="T93" style:family="text">
      <style:text-properties officeooo:rsid="0073864c"/>
    </style:style>
    <style:style style:name="T94" style:family="text">
      <style:text-properties officeooo:rsid="0074e8e6"/>
    </style:style>
    <style:style style:name="T95" style:family="text">
      <style:text-properties officeooo:rsid="00765d94"/>
    </style:style>
    <style:style style:name="T96" style:family="text">
      <style:text-properties officeooo:rsid="007bfa77"/>
    </style:style>
    <style:style style:name="T97" style:family="text">
      <style:text-properties officeooo:rsid="007d4a2c"/>
    </style:style>
    <style:style style:name="T98" style:family="text">
      <style:text-properties officeooo:rsid="0080b6a0"/>
    </style:style>
    <style:style style:name="T99" style:family="text">
      <style:text-properties officeooo:rsid="00889c73"/>
    </style:style>
    <style:style style:name="T100" style:family="text">
      <style:text-properties officeooo:rsid="0089a880"/>
    </style:style>
    <style:style style:name="T101" style:family="text">
      <style:text-properties officeooo:rsid="0089d9d0"/>
    </style:style>
    <style:style style:name="T102" style:family="text">
      <style:text-properties officeooo:rsid="008b72bd"/>
    </style:style>
    <style:style style:name="T103" style:family="text">
      <style:text-properties officeooo:rsid="0096a644"/>
    </style:style>
    <style:style style:name="T104" style:family="text">
      <style:text-properties officeooo:rsid="009a4f96"/>
    </style:style>
    <style:style style:name="T105" style:family="text">
      <style:text-properties officeooo:rsid="00a483ca"/>
    </style:style>
    <style:style style:name="T106" style:family="text">
      <style:text-properties officeooo:rsid="00ac6898"/>
    </style:style>
    <style:style style:name="T107" style:family="text">
      <style:text-properties officeooo:rsid="00b070db"/>
    </style:style>
    <style:style style:name="T108" style:family="text">
      <style:text-properties officeooo:rsid="00b9aa60"/>
    </style:style>
    <style:style style:name="T109" style:family="text">
      <style:text-properties officeooo:rsid="00bd7d7e"/>
    </style:style>
    <style:style style:name="T110" style:family="text">
      <style:text-properties officeooo:rsid="00be3e19"/>
    </style:style>
    <style:style style:name="T111" style:family="text">
      <style:text-properties officeooo:rsid="00c2c7bc"/>
    </style:style>
    <style:style style:name="T112" style:family="text">
      <style:text-properties officeooo:rsid="00c67137"/>
    </style:style>
    <style:style style:name="T113" style:family="text">
      <style:text-properties officeooo:rsid="00c8147a"/>
    </style:style>
    <style:style style:name="T114" style:family="text">
      <style:text-properties officeooo:rsid="00d01a15"/>
    </style:style>
    <style:style style:name="T115" style:family="text">
      <style:text-properties officeooo:rsid="00d10205"/>
    </style:style>
    <style:style style:name="T116" style:family="text">
      <style:text-properties officeooo:rsid="00d13ef1"/>
    </style:style>
    <style:style style:name="T117" style:family="text">
      <style:text-properties officeooo:rsid="0029481f"/>
    </style:style>
    <style:style style:name="T118" style:family="text">
      <style:text-properties officeooo:rsid="00d22f56"/>
    </style:style>
    <style:style style:name="T119" style:family="text">
      <style:text-properties officeooo:rsid="00d2d0ab"/>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munology <text:span text:style-name="T61">for the Internet Age</text:span></text:p>
      <text:h text:style-name="P5" text:outline-level="2">~lagrev-nocfep</text:h>
      <text:p text:style-name="P3"/>
      <text:p text:style-name="P26"><text:span text:style-name="T40">In the beginning</text:span>, <text:span text:style-name="T4">God created the prokaryotes. <text:s/>And the prokaryotes were without nucleus </text:span><text:span text:style-name="T13">and organelle</text:span><text:span text:style-name="T4">; and </text:span><text:span text:style-name="T13">structural </text:span><text:span text:style-name="T12">simplicity</text:span><text:span text:style-name="T4"> was upon the face of the deep. <text:s/></text:span><text:span text:style-name="T13">And chemotaxis moved it upon the face of the waters.</text:span></text:p>
      <text:p text:style-name="P32">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text:span text:style-name="T109"> </text:span>evolutionary strategies. <text:s/>The resulting arms race meant that predators were continually adapting to better extract resources from prey, while prey were evolving to evade, resist, fight, or poison predators. <text:s/>Selection pressures applied at individual, species, and clade levels, led to speciation across deep time.</text:p>
      <text:p text:style-name="P32">More complex forms seemed better able to evade predators, and thus simple symbiotic alliances between differentiated prokaryotes evolved into the <text:span text:style-name="T39">eukaryotes </text:span><text:span text:style-name="T76">and multicellular life forms</text:span>. <text:s/>Simpler forms also abounded, including the liminal virus. <text:s/><text:span text:style-name="T109">Evasion of pathogenic disease, or disequilibrated colonization by simpler forms of life, has been a </text:span>primary driver towards increasing complexity in multicellular life.</text:p>
      <text:p text:style-name="P25">The Internet began in the late 1960s, <text:span text:style-name="T58">born of</text:span> alliance between the Cold War Department of Defense and the academic research community. <text:s/>This community had a signal advantage: <text:s/>it <text:span text:style-name="T118">possessed</text:span> strong norms of discourse which shaped the professionalism of the community. <text:span text:style-name="T41"><text:s/></text:span><text:span text:style-name="T42">The </text:span><text:span text:style-name="T118">nascent </text:span><text:span text:style-name="T42">Internet generally functioned as a real-name high-trust environment—</text:span><text:span text:style-name="T59">if not exactly of peers, at least of colleagues.</text:span></text:p>
      <text:p text:style-name="P13">The Internet evolved as a coordination mechanism—literally a nervous system incarnate in copper and silicon—particularly through the Usenet days of the 1980s. <text:s/><text:span text:style-name="T42">One hallmark of the Usenet era is a gradually eroding social trust. <text:s/></text:span><text:span text:style-name="T118">S</text:span><text:span text:style-name="T42">pam was invented and Internet-based scams started to spin up. <text:s/></text:span><text:span text:style-name="T60">P</text:span><text:span text:style-name="T42">seudonymity </text:span><text:span text:style-name="T60">gained in popularity as a countermeasure to both of these as well as restrictions on discourse. <text:s/>The revelation </text:span><text:span text:style-name="T71">that</text:span><text:span text:style-name="T60"> persistent digital records </text:span><text:span text:style-name="T71">could</text:span><text:span text:style-name="T60"> cost </text:span><text:span text:style-name="T118">real-world reputation</text:span><text:span text:style-name="T60"> further fueled a cyberpunk obsession with identity control </text:span><text:span text:style-name="T71">and hacking</text:span><text:span text:style-name="T60">.</text:span></text:p>
      <text:p text:style-name="P22"><text:soft-page-break/>Computer viruses could propagate for the first time. <text:s/><text:span text:style-name="T74">Although </text:span>von Neumann <text:span text:style-name="T74">and others explored the possibility of mathematical structures which could self-replicate</text:span>, <text:span text:style-name="T74">it was not until the </text:span>Creeper virus <text:span text:style-name="T74">in the 1970s that self-replicating code was observed in the wild. <text:s/></text:span><text:span text:style-name="T115">L</text:span><text:span text:style-name="T74">ike a bacillus in an immune system-free host, </text:span><text:span text:style-name="T109">code-based </text:span><text:span text:style-name="T74">computer viruses began to spread from the 1980s onwards.</text:span></text:p>
      <text:p text:style-name="P11">The crisis arrived in the form of the World Wide Web. <text:s/>Founded initially on a belief in the democratization of information, the Web rapidly became dominated b<text:span text:style-name="T60">y a handful of large corporations. <text:s/>U</text:span>ser experience <text:span text:style-name="T60">became</text:span> <text:span text:style-name="T47">the predominant driver of adoption, </text:span><text:span text:style-name="T60">leading to rapid </text:span>preference cascades <text:span text:style-name="T60">as new platforms became available. <text:s/></text:span><text:span text:style-name="T82">Any child of the 90s or earlier can recite the lived litany</text:span><text:span text:style-name="T60">: <text:s/>Ebay, MySpace, Friendster. <text:s/></text:span><text:span text:style-name="T77">Initially these served as proofs-of-concept, then became the only significant player, </text:span><text:span text:style-name="T118">at least</text:span><text:span text:style-name="T77"> until the next killer app came along. <text:s/></text:span><text:span text:style-name="T60">Search engines drove discovery</text:span><text:span text:style-name="T73">, then focused attention asymmetrically. <text:s/></text:span><text:span text:style-name="T60">The “walled garden” approach of AOL, then Apple and Facebook, led to concentrations of users </text:span><text:span text:style-name="T73">which tipped the balance from single webpage hosts presenting their own idiosyncratic views to corporate-approved genericity and ultimately censorship.</text:span></text:p>
      <text:p text:style-name="P11"><text:span text:style-name="T117">As Internet data sources have overwhelmed traditional media, publishing, and distribution, the resulting tsunami of information </text:span><text:span text:style-name="T109">and informatization</text:span><text:span text:style-name="T117"> has swept into every corner of lived human experience in technological societies. <text:s/></text:span><text:span text:style-name="T46">The ongoing </text:span><text:span text:style-name="T47">universal </text:span><text:span text:style-name="T46">expos</text:span><text:span text:style-name="T47">ure to alien </text:span><text:span text:style-name="T83">and internally incoherent </text:span><text:span text:style-name="T47">value systems </text:span><text:span text:style-name="T46">has undergirded the well-documented crisis of credibility </text:span><text:span text:style-name="T70">(</text:span><text:span text:style-name="T114">or </text:span><text:span text:style-name="T70">collapse of meaning)</text:span><text:span text:style-name="T46"> that all Western institutions are experiencing today. <text:s/>The World Wide Web and its technological predecessors acted as a cultural petri dish of clean agar, which grew every spore and germ which fell upon it.</text:span></text:p>
      <text:p text:style-name="P6">The turn towards a low-trust then zero-trust environment was inevitable if anything like an analogy with prokaryotic evolution holds true. <text:s/><text:span text:style-name="T116">M</text:span>egacorp platforms are in a way worse than a purely zero-trust environment, because they don’t advertise that the world is zero-trust. <text:s/>The<text:span text:style-name="T116">y </text:span>lure the unwary into transgressing arbitrary global norms and courting the wrath of social media mobs and the concomitant loss of access to their data held in “trust.” <text:s/><text:span text:style-name="T92">The </text:span><text:span text:style-name="T93">pre-Web </text:span><text:span text:style-name="T92">cypherpunks were right: <text:s/></text:span><text:span text:style-name="T35">“Privacy is the power to selectively reveal oneself to the world.” <text:s/></text:span><text:span text:style-name="T37">I</text:span><text:span text:style-name="T93">f anything, they were too narrow; </text:span><text:span text:style-name="T110">n</text:span><text:span text:style-name="T93">ot only their valued crypto-anarch</text:span><text:span text:style-name="T114">ic </text:span><text:span text:style-name="T93">“open society” but </text:span><text:span text:style-name="T14">any</text:span><text:span text:style-name="T35"> non-megacorp society at all require</text:span><text:span text:style-name="T37">s</text:span><text:span text:style-name="T35"> </text:span><text:span text:style-name="T37">true </text:span><text:span text:style-name="T35">privacy.</text:span></text:p>
      <text:p text:style-name="P17"/>
      <text:p text:style-name="P18"><text:span text:style-name="T119">High </text:span><text:span text:style-name="T78">culture and low culture have both articulated and preserved valuable insights and forms of human flourishing. <text:s/></text:span><text:span text:style-name="T80">However, </text:span><text:span text:style-name="T98">throughout the</text:span><text:span text:style-name="T78"> 20</text:span><text:span text:style-name="T79">th</text:span><text:span text:style-name="T78"> century and particularly </text:span><text:span text:style-name="T98">by</text:span><text:span text:style-name="T78"> means of the consumer revolution, our lives have been </text:span>thoroughly colonized by capital and commercial instruments. <text:s/><text:span text:style-name="T78">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pan><text:span text:style-name="T110">because anticapitalist</text:span><text:span text:style-name="T78">. <text:s/></text:span><text:span text:style-name="T110">N</text:span><text:span text:style-name="T84">ot only </text:span><text:span text:style-name="T110">have </text:span><text:span text:style-name="T84">physical goods entered a post-consumer phase, but only certain ideas, attitudes, political stances, </text:span><text:span text:style-name="T110">regional accents, </text:span><text:span text:style-name="T84">and sensibilities enjoy the sanction of megacorp sociality</text:span><text:span text:style-name="T78">. <text:s/>There is essentially no native culture left, </text:span><text:span text:style-name="T81">only that forged in the </text:span><text:span text:style-name="T90">brand management office</text:span><text:span text:style-name="T78">.</text:span></text:p>
      <text:p text:style-name="P16"><text:span text:style-name="T110">W</text:span>hat cyberspace <text:span text:style-name="T84">(and human culture writ broadly)</text:span> needed was an immune system—and in good Darwinian form, such an immune system has <text:span text:style-name="T47">been </text:span>evolv<text:span text:style-name="T47">ing before our eyes</text:span>. <text:s/><text:span text:style-name="T47">An immune system formally consists of layers with increasing specificity: <text:s/>first surface barriers, then the innate immune system, and finally the adaptive immune system. <text:s/></text:span><text:span text:style-name="T68">The objective </text:span><text:span text:style-name="T104">of the immune system</text:span><text:span text:style-name="T68"> is to protect the organism: <text:s/>in this case, human sociality </text:span><text:span text:style-name="T99">and agency</text:span><text:span text:style-name="T68">.</text:span></text:p>
      <text:p text:style-name="P15"><text:span text:style-name="T85">In an immune system, </text:span><text:span text:style-name="T16">s</text:span><text:span text:style-name="T17">urface barriers</text:span><text:span text:style-name="T47"> are designed to make it hard for exogenous agents to enter a cell or organism; in our analogy, the primary surface barrier was the match of physical separation to psychological separation. <text:s/>Surface barriers were rendered </text:span><text:span text:style-name="T78">finally </text:span><text:span text:style-name="T47">obsolete by the launch of the World Wide Web and its subsequent </text:span><text:span text:style-name="T78">infiltration</text:span><text:span text:style-name="T47"> of every aspect of human culture. <text:s/>To the extent they exist today, it is a matter of ignorance, self-discipline, </text:span><text:span text:style-name="T78">or happy accident</text:span><text:span text:style-name="T47">.</text:span></text:p>
      <text:p text:style-name="P30">The <text:span text:style-name="T4">innate immune system</text:span> responds non-specifically to pathogens. <text:s/><text:span text:style-name="T44">Any immune system must have a way of deciding what is </text:span><text:span text:style-name="T7">me</text:span><text:span text:style-name="T44"> and what is </text:span><text:span text:style-name="T7">not-me</text:span><text:span text:style-name="T44">. <text:s/></text:span>Framed as an identity problem in a zero-trust environment, users <text:span text:style-name="T110">have</text:span> evolved several ways to uniquely identify agents without reference to legacy systems. <text:s/><text:span text:style-name="T91">Chief</text:span> among these means is the blockchain, introduced by Bitcoin for control and transaction of digital assets and since much <text:span text:style-name="T110">exploited</text:span> beyond its design intent.</text:p>
      <text:p text:style-name="P30">Identity is still fluid and polysemous, but it is <text:span text:style-name="T116">also </text:span>indelibly demonstrable. <text:s/><text:span text:style-name="T73">The individual actor has the capability to express itself with many public faces or none; one of these typically enjoys government sanction and liability, but it is no more </text:span><text:span text:style-name="T11">real</text:span><text:span text:style-name="T73"> than the others, only more legible to regulation and taxation.</text:span></text:p>
      <text:p text:style-name="P7"/>
      <text:p text:style-name="P10">Another aspect of the innate immune system is the public visibility of code. <text:s/>Open source has <text:span text:style-name="T66">developed</text:span> a<text:span text:style-name="T66">n</text:span> ethic of <text:span text:style-name="T66">transparency on epistemological and practical grounds. <text:s text:c="2"/>(</text:span><text:span text:style-name="T114">Y</text:span><text:span text:style-name="T66">ou have a right to know </text:span><text:span text:style-name="T114">and change</text:span><text:span text:style-name="T66"> what code you are running, </text:span><text:span text:style-name="T114">and errors are more likely to be detected by many eyes.</text:span><text:span text:style-name="T66">)</text:span></text:p>
      <text:p text:style-name="P29">The <text:span text:style-name="T4">adaptive immune system</text:span> <text:span text:style-name="T53">responds to specific pathogenic incursions. <text:s/></text:span><text:span text:style-name="T67">Particular conditions arise, whether through social, regulatory, military, or other requirements, which must be met with specialized forms that are thereafter in evolutionary competition with the external factor. <text:s/></text:span><text:span text:style-name="T85">For instance, </text:span><text:span text:style-name="T92">one</text:span><text:span text:style-name="T85"> megacorp solution to what it perceives as </text:span><text:span text:style-name="T92">a </text:span><text:span text:style-name="T85">threat, i.e. unsanctioned memes, is to attempt to mandate the ultimate traceability of any image’s provenance. <text:s/>The Internet immune system thus evolves to further obfuscate legibility and enhance individual control and </text:span><text:span text:style-name="T101">self-determination</text:span><text:span text:style-name="T85"> by shifting to less-traceable technologies such as the InterPlanetary File System. <text:s/></text:span><text:span text:style-name="T99">The point is not whether or not </text:span><text:span text:style-name="T100">a salient</text:span><text:span text:style-name="T99"> technolog</text:span><text:span text:style-name="T100">y</text:span><text:span text:style-name="T99"> such as deepfak</text:span><text:span text:style-name="T100">es</text:span><text:span text:style-name="T99">, 3D-printed firearms, </text:span><text:span text:style-name="T100">deviant scientific </text:span><text:span text:style-name="T106">or political </text:span><text:span text:style-name="T100">thought, </text:span><text:span text:style-name="T102">or even the DRM-free sharing of copyrighted material</text:span><text:span text:style-name="T99"> can be contained; the experience with export-grade cryptography has already shown that regulatory attempts ultimately fail. <text:s/></text:span><text:span text:style-name="T100">The </text:span><text:span text:style-name="T102">philosophical</text:span><text:span text:style-name="T100"> question is what kind of world will evolve, </text:span><text:span text:style-name="T102">a </text:span><text:span text:style-name="T15">fait accompli</text:span><text:span text:style-name="T36"> driven by factors beyond any </text:span><text:span text:style-name="T38">office or </text:span><text:span text:style-name="T36">individual.</text:span><text:span text:style-name="T100"> <text:s/></text:span><text:span text:style-name="T116">T</text:span><text:span text:style-name="T102">he practical question is </text:span><text:span text:style-name="T100">how any particular group of actors can preserve their own agency, autonomy, and ambit of action.</text:span></text:p>
      <text:p text:style-name="P9">The first decentralized autonomous organization, “<text:span text:style-name="T75">T</text:span>he DAO” (Đ) itself, was created <text:span text:style-name="T92">in 2016</text:span> as a way of distributing ownership and stake in a joint venture capital fund. <text:s/>Đ <text:span text:style-name="T51">was a new form of organization in that it was essentially a mathematical entity, a set of smart contracts on the blockchain to which anyone had access. <text:s/>Đ </text:span><text:span text:style-name="T52">lived up at least to “decentralized” and “autonomous.” <text:s/>No money was held centrally, with token-based authentication yielding the right to vote on projects. <text:s/>Having set the criteria for membership and investment, </text:span>Đ <text:span text:style-name="T52">then operated in truly democratic fashion until an exploit of imperfectly written smart contract code led to theft, crisis, and the reorganization of the Ethereum blockchain itself.</text:span></text:p>
      <text:p text:style-name="P28">DAOs have rapidly evolved as <text:span text:style-name="T42">a way of distributing ownership and stake </text:span><text:span text:style-name="T55">in a purely democratic way. <text:s/></text:span><text:span text:style-name="T116">T</text:span><text:span text:style-name="T55">he word “democracy” has been much abused, but here I use it in a sense much like the Greek original: <text:s/>the holders of an immutable and indelible token cast their secured votes to govern their </text:span><text:span text:style-name="T19">polis</text:span><text:span text:style-name="T55">. <text:s/></text:span><text:span text:style-name="T86">DAOs represent a resurgence of the </text:span><text:span text:style-name="T87">sovereign</text:span><text:span text:style-name="T86"> city-state in new guise. <text:s/></text:span><text:span text:style-name="T99">Will this be enough to evade “imperial” aggregates which dominate </text:span><text:span text:style-name="T113">today’s </text:span><text:span text:style-name="T99">Web?</text:span></text:p>
      <text:p text:style-name="P24"/>
      <text:p text:style-name="P27">Decentralized autonomous organizations, <text:span text:style-name="T88">zero-knowledge cryptographic proofs, cryptocurrencies, </text:span><text:span text:style-name="T53">proof-of-identity systems,</text:span> and their as-yet-unborn kin represent the evolution of an immune system on top of the Darwinian churn of the <text:span text:style-name="T42">legacy Internet. <text:s/></text:span><text:span text:style-name="T45">The stakes are necessarily high: <text:s/>possession is </text:span><text:span text:style-name="T8">de facto</text:span><text:span text:style-name="T30"> ownership, the other end of the stick from “not your keys, not your coins.” <text:s/></text:span><text:span text:style-name="T31">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0"> <text:s/></text:span><text:span text:style-name="T31">“Code is law.”</text:span></text:p>
      <text:p text:style-name="P8"><text:span text:style-name="T118">H</text:span>aving set the criteria for membership, <text:span text:style-name="T118">a DAO </text:span><text:span text:style-name="T54">can act as the stakeholders direct. <text:s/>Th</text:span><text:span text:style-name="T118">e</text:span><text:span text:style-name="T54"> form is still somewhat “yeasty” in that like cyanobacteria it acts as an undifferentiated mass, and we should expect further innovations in DAO-like entities. <text:s/></text:span><text:span text:style-name="T112">T</text:span><text:span text:style-name="T54">he most salient </text:span><text:span text:style-name="T112">epithet</text:span><text:span text:style-name="T54"> of a DAO is “decentralized”; one can imagine hierarchical, </text:span><text:span text:style-name="T112">concentric, or</text:span><text:span text:style-name="T55"> </text:span><text:span text:style-name="T54">role-specialized </text:span><text:span text:style-name="T55">DAOs</text:span><text:span text:style-name="T54"> </text:span><text:span text:style-name="T112">as well as </text:span><text:span text:style-name="T54">other </text:span><text:span text:style-name="T55">taxonomically related </text:span><text:span text:style-name="T54">forms, </text:span><text:span text:style-name="T88">just as one can imagine progressively less organized instances in a chaos-happy Internet</text:span><text:span text:style-name="T54">.</text:span></text:p>
      <text:p text:style-name="P23">Blockchains and DAOs operate as proof-of-work, proof-of-stake, etc. <text:s/>This provides node operators with a way of verifying consensus reality and cementing a record of digital transactions. <text:s/>Future <text:span text:style-name="T73">innovation</text:span>s <text:span text:style-name="T73">hold forth</text:span> the possibility of <text:span text:style-name="T103">secure</text:span> p<text:span text:style-name="T39">roof-of-identity </text:span><text:span text:style-name="T54">blockchains, </text:span>wherein <text:span text:style-name="T65">each node which can provide </text:span><text:span text:style-name="T73">concrete </text:span><text:span text:style-name="T103">cryptographic</text:span><text:span text:style-name="T73"> </text:span><text:span text:style-name="T65">evidence of its identity gets a vote on the consensus.</text:span></text:p>
      <text:p text:style-name="P19">We must consider modern systems to necessarily interact at the pinnacle intensity of competence and competition: <text:s/>any differential advantage that can be exploited to outcompete an adversary not only can be exploited but <text:span text:style-name="T4">should</text:span><text:span text:style-name="T23"> be. <text:s/>A</text:span><text:span text:style-name="T41">ny system which does not have an operational DAO-like layer </text:span><text:span text:style-name="T50">is</text:span><text:span text:style-name="T41"> immuno</text:span><text:span text:style-name="T107">­</text:span><text:span text:style-name="T41">compromised. <text:s/></text:span><text:span text:style-name="T62">All tools for the individual and collective need to be architected around a zero-trust </text:span><text:span text:style-name="T72">adversarial</text:span><text:span text:style-name="T62"> world. <text:s/></text:span><text:span text:style-name="T89">They also need to guard the embers of community and enable new growth.</text:span></text:p>
      <text:p text:style-name="P21">In a nutshell, the early <text:span text:style-name="T118">Internet</text:span> was a <text:span text:style-name="T62">cocktail party. <text:s/></text:span><text:span text:style-name="T43">By the age of Usenet and the <text:s/>World Wide Web era, the Internet evolved into a player-versus-player defect–defect equilibrium in which brigading, spamming, </text:span><text:span text:style-name="T62">and </text:span><text:span text:style-name="T43">anonymity are </text:span><text:span text:style-name="T62">rational </text:span><text:span text:style-name="T43">adaptive behaviors. <text:s/></text:span><text:span text:style-name="T62">Indeed, a</text:span><text:span text:style-name="T43">nonymity is barely a protection given the lengths to which governments and megacorps go to prevent truly untraceable usage. <text:s/></text:span><text:span text:style-name="T118">The</text:span><text:span text:style-name="T43"> agencies have given up on any </text:span><text:span text:style-name="T62">other model of reality</text:span><text:span text:style-name="T43">, </text:span><text:span text:style-name="T48">lacking </text:span><text:span text:style-name="T62">a </text:span><text:span text:style-name="T48">vision </text:span><text:span text:style-name="T62">of human</text:span><text:span text:style-name="T118">ity</text:span><text:span text:style-name="T62"> other than </text:span><text:span text:style-name="T118">as </text:span><text:span text:style-name="T62">atomized krill for megacorp apex predators</text:span><text:span text:style-name="T48">. <text:s/></text:span><text:span text:style-name="T43">The legacy </text:span><text:span text:style-name="T89">megacorp</text:span><text:span text:style-name="T43"> Internet has become a </text:span><text:span text:style-name="T44">crab bucket,</text:span><text:span text:style-name="T43"> always </text:span><text:span text:style-name="T44">drawing everything back into itself in a dysfunctional and frankly satanic way.</text:span></text:p>
      <text:p text:style-name="P20"><text:soft-page-break/>Communities <text:span text:style-name="T108">built on decentralized Web3 platforms</text:span> such as Mastodon, <text:span text:style-name="T105">Fediverse</text:span>, and Urbit have stepped back from the purely PvP world of the globally-namespaced social media Internet. <text:s/>These <text:span text:style-name="T89">today </text:span>have more of a block party feel, wherein one can wander from house to house and encounter some of the same faces<text:span text:style-name="T61"> in </text:span><text:span text:style-name="T94">the same or </text:span><text:span text:style-name="T61">new guise</text:span>. <text:s/>Conversations can drop and resume anew in very different locales with largely the same composition. <text:s/><text:span text:style-name="T61">Marrying the underlying cryptographic 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69">Even a Signal chat group running its own server is a kind of token</text:span><text:span text:style-name="T118">less</text:span><text:span text:style-name="T69"> DAO.</text:span></text:p>
      <text:p text:style-name="P14"><text:span text:style-name="T118">T</text:span>he <text:span text:style-name="T4">telos</text:span><text:span text:style-name="T23"> of social computing is to recreate the village </text:span><text:span text:style-name="T29">green</text:span><text:span text:style-name="T23">, not the </text:span><text:span text:style-name="T29">penitentiary</text:span><text:span text:style-name="T23">. <text:s/></text:span><text:span text:style-name="T33">Revisiting </text:span><text:span text:style-name="T34">a</text:span><text:span text:style-name="T33"> thesis from above: <text:s/>“All tools for the individual and collective need to be architected around </text:span><text:span text:style-name="T21">using </text:span><text:span text:style-name="T22">cryptographic</text:span><text:span text:style-name="T21"> proofs to create</text:span><text:span text:style-name="T20"> </text:span><text:span text:style-name="T10">stable high-trust havens</text:span><text:span text:style-name="T33"> in an otherwise zero-trust </text:span><text:span text:style-name="T34">adversarial</text:span><text:span text:style-name="T33"> world.” <text:s/></text:span><text:span text:style-name="T23">The village is a stable, long-term tribe which shares values and assets in common, from which a member occasionally ventures out into the broader social web but always has a home. <text:s/></text:span><text:span text:style-name="T28">Every village will grow its own culture, perhaps even its own </text:span><text:span text:style-name="T9">cultus</text:span><text:span text:style-name="T28">, </text:span><text:span text:style-name="T32">enabled by decentralized technologies to protect their assets and precious peculiarities.</text:span><text:span text:style-name="T23"> <text:s/></text:span><text:span text:style-name="T50">The World Wide Web has been an e</text:span><text:span text:style-name="T49">xtinction-level event </text:span><text:span text:style-name="T50">for many forms of life, livelihood, and culture. <text:s/>For others, it has offered strange forms of life support and even thriving. <text:s/></text:span><text:span text:style-name="T56">With a new immune system evolved and now operational, human </text:span><text:span text:style-name="T63">endeavor</text:span><text:span text:style-name="T56"> </text:span><text:span text:style-name="T64">stand</text:span><text:span text:style-name="T56">s on the cusp of a</text:span><text:span text:style-name="T50"> </text:span><text:span text:style-name="T49">Cambrian explosion, </text:span><text:span text:style-name="T89">unconstrainable by a rent-seeking boardroom-and-bureaucracy world that never comprehended the light shining in its darkness</text:span><text:span text:style-name="T50">. <text:s/></text:span><text:span text:style-name="T50"><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d01a15"/>
    </style:style>
    <style:style style:name="MT2" style:family="text">
      <style:text-properties officeooo:rsid="001c8dbf"/>
    </style:style>
    <style:style style:name="MT3" style:family="text">
      <style:text-properties style:font-name="Inconsolata" officeooo:rsid="0064111d"/>
    </style:style>
    <style:style style:name="MT4" style:family="text">
      <style:text-properties officeooo:rsid="00c90782"/>
    </style:style>
    <style:style style:name="MT5" style:family="text">
      <style:text-properties fo:font-style="italic" officeooo:rsid="001c8dbf" style:font-style-asian="italic" style:font-style-complex="italic"/>
    </style:style>
    <style:style style:name="MT6" style:family="text">
      <style:text-properties fo:font-style="italic" officeooo:rsid="009b3c22" style:font-style-asian="italic" style:font-style-complex="italic"/>
    </style:style>
    <style:style style:name="MT7" style:family="text">
      <style:text-properties fo:font-style="normal" officeooo:rsid="001c8dbf" style:font-style-asian="normal" style:font-style-complex="normal"/>
    </style:style>
    <style:style style:name="MT8" style:family="text">
      <style:text-properties fo:font-style="normal" officeooo:rsid="00a6ed3d" style:font-style-asian="normal" style:font-style-complex="normal"/>
    </style:style>
    <style:style style:name="MT9" style:family="text">
      <style:text-properties fo:font-style="normal" officeooo:rsid="00a8e749" style:font-style-asian="normal" style:font-style-complex="normal"/>
    </style:style>
    <style:style style:name="MT10" style:family="text">
      <style:text-properties fo:font-style="normal" officeooo:rsid="00cb6cdd"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eading Copy</text:span><text:tab/><text:tab/><text:span text:style-name="MT2">Page </text:span><text:span text:style-name="MT2"><text:page-number text:select-page="current">6</text:page-number></text:span><text:span text:style-name="MT2"><text:s/>of </text:span><text:span text:style-name="MT2"><text:page-count>6</text:page-count></text:span></text:p>
      </style:footer>
      <style:footer-first>
        <text:p text:style-name="MP2"><text:span text:style-name="MT3">~lagrev-nocfep</text:span><text:span text:style-name="MT2">, “Immunology </text:span><text:span text:style-name="MT4">for the Internet Age</text:span><text:span text:style-name="MT2">”. <text:s/></text:span><text:span text:style-name="MT5">Mormon Transhumanist Association Conference </text:span><text:span text:style-name="MT6">(MTAConf) “Decentralization of Power”</text:span><text:span text:style-name="MT7">. <text:s/></text:span><text:span text:style-name="MT8">~2022.3.19..</text:span><text:span text:style-name="MT9">09.</text:span><text:span text:style-name="MT10">3</text:span><text:span text:style-name="MT9">0.00</text:span><text:span text:style-name="MT7">.</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2-03-11T17:22:47.735305397</dc:date>
    <meta:editing-duration>P1DT28M15S</meta:editing-duration>
    <meta:editing-cycles>133</meta:editing-cycles>
    <meta:generator>LibreOffice/7.2.5.2$Linux_X86_64 LibreOffice_project/20$Build-2</meta:generator>
    <meta:document-statistic meta:table-count="0" meta:image-count="1" meta:object-count="0" meta:page-count="6" meta:paragraph-count="29" meta:word-count="2337" meta:character-count="15527" meta:non-whitespace-character-count="13124"/>
  </office:meta>
</office:document-meta>
</file>